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ttar" svg:font-family="AlBattar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41.1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213.05pt"/>
    </style:style>
    <style:style style:name="co5" style:family="table-column">
      <style:table-column-properties fo:break-before="auto" style:column-width="174.44pt"/>
    </style:style>
    <style:style style:name="co6" style:family="table-column">
      <style:table-column-properties fo:break-before="auto" style:column-width="323.46pt"/>
    </style:style>
    <style:style style:name="co7" style:family="table-column">
      <style:table-column-properties fo:break-before="auto" style:column-width="255.49pt"/>
    </style:style>
    <style:style style:name="co8" style:family="table-column">
      <style:table-column-properties fo:break-before="auto" style:column-width="179.86pt"/>
    </style:style>
    <style:style style:name="co9" style:family="table-column">
      <style:table-column-properties fo:break-before="auto" style:column-width="171.35pt"/>
    </style:style>
    <style:style style:name="co10" style:family="table-column">
      <style:table-column-properties fo:break-before="auto" style:column-width="115.74pt"/>
    </style:style>
    <style:style style:name="co11" style:family="table-column">
      <style:table-column-properties fo:break-before="auto" style:column-width="124.24pt"/>
    </style:style>
    <style:style style:name="co12" style:family="table-column">
      <style:table-column-properties fo:break-before="auto" style:column-width="117.3pt"/>
    </style:style>
    <style:style style:name="co13" style:family="table-column">
      <style:table-column-properties fo:break-before="auto" style:column-width="95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false"/>
    </style:style>
    <style:style style:name="ro2" style:family="table-row">
      <style:table-row-properties style:row-height="24.6pt" fo:break-before="auto" style:use-optimal-row-height="false"/>
    </style:style>
    <style:style style:name="ro3" style:family="table-row">
      <style:table-row-properties style:row-height="25.34pt" fo:break-before="auto" style:use-optimal-row-height="false"/>
    </style:style>
    <style:style style:name="ro4" style:family="table-row">
      <style:table-row-properties style:row-height="23.84pt" fo:break-before="auto" style:use-optimal-row-height="false"/>
    </style:style>
    <style:style style:name="ro5" style:family="table-row">
      <style:table-row-properties style:row-height="31.29pt" fo:break-before="auto" style:use-optimal-row-height="false"/>
    </style:style>
    <style:style style:name="ro6" style:family="table-row">
      <style:table-row-properties style:row-height="275.36pt" fo:break-before="auto" style:use-optimal-row-height="false"/>
    </style:style>
    <style:style style:name="ro7" style:family="table-row">
      <style:table-row-properties style:row-height="262.66pt" fo:break-before="auto" style:use-optimal-row-height="false"/>
    </style:style>
    <style:style style:name="ro8" style:family="table-row">
      <style:table-row-properties style:row-height="289.56pt" fo:break-before="auto" style:use-optimal-row-height="false"/>
    </style:style>
    <style:style style:name="ro9" style:family="table-row">
      <style:table-row-properties style:row-height="284.29pt" fo:break-before="auto" style:use-optimal-row-height="false"/>
    </style:style>
    <style:style style:name="ro10" style:family="table-row">
      <style:table-row-properties style:row-height="290.24pt" fo:break-before="auto" style:use-optimal-row-height="false"/>
    </style:style>
    <style:style style:name="ro11" style:family="table-row">
      <style:table-row-properties style:row-height="66.39pt" fo:break-before="auto" style:use-optimal-row-height="false"/>
    </style:style>
    <style:style style:name="ro12" style:family="table-row">
      <style:table-row-properties style:row-height="65.65pt" fo:break-before="auto" style:use-optimal-row-height="false"/>
    </style:style>
    <style:style style:name="ro13" style:family="table-row">
      <style:table-row-properties style:row-height="64.91pt" fo:break-before="auto" style:use-optimal-row-height="false"/>
    </style:style>
    <style:style style:name="ro14" style:family="table-row">
      <style:table-row-properties style:row-height="64.15pt" fo:break-before="auto" style:use-optimal-row-height="false"/>
    </style:style>
    <style:style style:name="ro15" style:family="table-row">
      <style:table-row-properties style:row-height="81.3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0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fo:font-size="12pt" style:font-size-asian="12pt" style:font-size-complex="12pt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font-size="12pt" style:font-size-asian="12pt" style:font-size-complex="12pt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size="12pt" style:font-size-asian="12pt" style:font-size-complex="12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pt"/>
      <style:text-properties fo:color="#000000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4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lBattar" fo:font-size="12pt" fo:font-style="normal" fo:text-shadow="none" style:text-underline-style="none" fo:font-weight="normal" style:font-size-asian="12pt" style:font-style-asian="normal" style:font-weight-asian="normal" style:font-name-complex="AlBattar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style:rotation-align="none"/>
    </style:style>
    <style:style style:name="T1" style:family="text">
      <style:text-properties fo:color="#000000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name-complex="Arial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fo:font-size="12pt" style:font-size-asian="12pt" style:font-size-complex="12pt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2pt" fo:font-size="12pt" fo:color="#000000" style:font-size-complex="12pt"/>
    </style:style>
    <style:style style:name="T6" style:family="text">
      <style:text-properties style:font-weight-asian="normal" fo:font-style="normal" style:font-style-asian="normal" style:text-outline="false" style:font-weight-complex="normal" style:font-relief="none" style:language-complex="hi" style:country-complex="IN" style:text-line-through-mode="continuous" style:font-name="Arial" fo:font-size="10pt" style:language-asian="zh" style:country-asian="CN" fo:font-weight="normal" style:font-size-complex="10pt" style:text-line-through-type="none" style:font-size-asian="10pt" style:font-name-complex="Arial" style:font-name-asian="Noto Sans CJK SC Regular" fo:text-shadow="none" style:text-emphasize="none" style:text-overline-style="none" style:text-overline-color="font-color" style:font-style-complex="normal" fo:language="en" fo:country="US" style:text-underline-style="none" style:text-underline-color="font-color"/>
    </style:style>
    <style:style style:name="T7" style:family="text">
      <style:text-properties style:font-weight-asian="normal" fo:font-style="normal" style:font-style-asian="normal" style:text-outline="false" style:font-weight-complex="normal" style:font-relief="none" style:language-complex="hi" style:country-complex="IN" style:text-line-through-mode="continuous" style:font-name="Arial" style:language-asian="zh" style:country-asian="CN" fo:font-weight="normal" style:text-line-through-type="none" style:font-name-complex="Arial" style:font-name-asian="Noto Sans CJK SC Regular" fo:text-shadow="none" style:text-emphasize="none" style:text-overline-style="none" style:text-overline-color="font-color" style:font-style-complex="normal" fo:language="en" fo:country="US" style:text-underline-style="none" style:text-underline-color="font-color" style:font-size-complex="12pt" fo:color="#000000" fo:font-size="12pt" style:font-size-asian="12pt"/>
    </style:style>
    <style:style style:name="T8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font-name-asian="Noto Sans CJK SC Regular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9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font-name-asian="Noto Sans CJK SC Regular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2pt" style:font-name="Arial" fo:color="#0000ff"/>
    </style:style>
    <style:style style:name="T10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use-window-font-color="true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12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 fo:color="#0000ff"/>
    </style:style>
    <style:style style:name="T13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 style:use-window-font-color="true"/>
    </style:style>
    <style:style style:name="T14" style:family="text">
      <style:text-properties style:language-complex="hi" style:country-complex="IN" style:text-position="0% 100%" style:use-window-font-color="tru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language-complex="hi" style:country-complex="IN" style:text-position="0% 100%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6" style:family="text">
      <style:text-properties fo:font-size="12pt" style:font-relief="none" style:font-style-complex="normal" style:font-weight-complex="normal" style:font-size-complex="12pt" style:font-name-complex="Arial" style:language-complex="hi" style:country-complex="IN" fo:language="en" fo:country="US" style:text-position="0% 100%" fo:text-shadow="none" fo:font-style="normal" style:text-underline-style="none" style:text-underline-color="font-color" style:font-size-asian="12pt" style:use-window-font-color="true" style:font-name="Arial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17" style:family="text">
      <style:text-properties style:font-size-asian="12pt" style:text-overline-style="none" style:text-overline-color="font-color" style:text-emphasize="none" style:font-style-asian="normal" style:font-weight-asian="normal" style:font-name-asian="Noto Sans CJK SC Regular" style:language-asian="zh" style:country-asian="CN" style:text-line-through-mode="continuous" style:text-outline="false" style:text-line-through-type="none" fo:font-weight="normal" style:font-name="Arial" style:use-window-font-color="true" fo:font-size="12pt" style:text-underline-style="none" style:text-underline-color="font-color" fo:font-style="normal" fo:text-shadow="none" style:text-position="0% 100%" fo:language="en" fo:country="US" style:language-complex="hi" style:country-complex="IN" style:font-name-complex="Arial" style:font-size-complex="12pt" style:font-weight-complex="normal" style:font-style-complex="normal" style:font-relief="none"/>
    </style:style>
    <style:style style:name="T18" style:family="text">
      <style:text-properties style:text-overline-style="none" style:text-overline-color="font-color" style:font-relief="none" style:text-outline="false" style:language-asian="zh" style:country-asian="CN" style:font-name="Arial" fo:font-size="12pt" fo:font-weight="normal" style:text-underline-style="none" style:text-underline-color="font-color" style:text-line-through-type="none" fo:font-style="normal" style:text-position="0% 100%" fo:text-shadow="none" style:text-line-through-mode="continuous" fo:language="en" fo:country="US" style:font-name-asian="Noto Sans CJK SC Regular" style:use-window-font-color="true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text-emphasize="none"/>
    </style:style>
    <style:style style:name="T19" style:family="text">
      <style:text-properties style:text-overline-style="none" style:text-overline-color="font-color" style:font-relief="none" style:text-outline="false" style:language-asian="zh" style:country-asian="CN" style:font-name="Arial" fo:font-size="12pt" fo:font-weight="normal" style:text-underline-style="none" style:text-underline-color="font-color" style:text-line-through-type="none" fo:font-style="normal" style:text-position="0% 100%" fo:text-shadow="none" style:text-line-through-mode="continuous" fo:language="en" fo:country="US" style:font-name-asian="Noto Sans CJK SC Regular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text-emphasize="none" fo:color="#0000ff"/>
    </style:style>
    <style:style style:name="T20" style:family="text">
      <style:text-properties style:text-overline-style="none" style:text-overline-color="font-color"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21" style:family="text">
      <style:text-properties style:text-overline-style="none" style:text-overline-color="font-color"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  <style:style style:name="T22" style:family="text">
      <style:text-properties style:font-name="Arial" fo:font-weight="bold" style:font-relief="none" style:text-emphasize="none" style:font-style-complex="normal" style:font-style-asian="normal" style:font-weight-complex="bold" style:font-weight-asian="bold" style:font-size-complex="12pt" style:font-size-asian="12pt" style:font-name-complex="Arial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2pt"/>
    </style:style>
    <style:style style:name="T23" style:family="text">
      <style:text-properties style:font-name="Arial" style:font-relief="none" style:text-emphasize="none" style:font-style-complex="normal" style:font-style-asian="normal" style:font-size-complex="12pt" style:font-size-asian="12pt" style:font-name-complex="Arial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2pt" style:font-weight-complex="normal" style:font-weight-asian="normal" fo:font-weight="normal"/>
    </style:style>
    <style:style style:name="T24" style:family="text">
      <style:text-properties fo:language="en" fo:country="US" style:text-emphasize="none" fo:font-size="12pt" style:font-name="Arial" style:text-underline-style="none" style:text-underline-color="font-color" style:text-line-through-type="none" fo:font-style="normal" style:text-outline="false" fo:text-shadow="none" style:text-line-through-mode="continuous" style:text-overline-style="none" style:text-overline-color="font-color" style:language-asian="zh" style:country-asian="CN" style:language-complex="hi" style:country-complex="IN" style:font-name-asian="Noto Sans CJK SC Regular" style:font-name-complex="Arial" style:font-size-asian="12pt" style:font-size-complex="12pt" style:font-style-asian="normal" style:font-style-complex="normal" style:font-relief="none"/>
    </style:style>
    <style:style style:name="T25" style:family="text">
      <style:text-properties style:text-overline-style="none" style:text-overline-color="font-color" style:font-relief="none" style:font-style-complex="normal" style:font-style-asian="normal" style:font-weight-complex="bold" style:font-weight-asian="bold" style:font-size-complex="12pt" style:font-size-asian="12pt" style:font-name-complex="Arial" style:font-name-asian="Noto Sans CJK SC Regular" style:language-complex="hi" style:country-complex="IN" fo:language="en" fo:country="US" style:language-asian="zh" style:country-asian="CN" fo:text-shadow="none" style:text-outline="false" fo:font-style="normal" style:text-line-through-type="none" style:text-underline-style="none" style:text-underline-color="font-color" fo:font-weight="bold" style:font-name="Arial" style:text-line-through-mode="continuous" style:text-emphasize="none"/>
    </style:style>
    <style:style style:name="T26" style:family="text">
      <style:text-properties style:text-overline-style="none" style:text-overline-color="font-color" style:font-relief="none" style:font-style-complex="normal" style:font-style-asian="normal" style:font-size-complex="12pt" style:font-size-asian="12pt" style:font-name-complex="Arial" style:font-name-asian="Noto Sans CJK SC Regular" style:language-complex="hi" style:country-complex="IN" fo:language="en" fo:country="US" style:language-asian="zh" style:country-asian="CN" fo:text-shadow="none" style:text-outline="false" fo:font-style="normal" style:text-line-through-type="none" style:text-underline-style="none" style:text-underline-color="font-color" style:font-name="Arial" style:text-line-through-mode="continuous" style:text-emphasize="none" fo:font-weight="normal" style:font-weight-asian="normal" style:font-weight-complex="normal"/>
    </style:style>
    <style:style style:name="T27" style:family="text">
      <style:text-properties fo:language="en" fo:country="US" style:text-emphasize="none" style:text-line-through-mode="continuous" style:font-name="Arial" style:text-underline-style="none" style:text-underline-color="font-color" style:text-line-through-type="none" fo:font-style="normal" style:text-outline="false" fo:text-shadow="none" style:language-asian="zh" style:country-asian="CN" style:text-overline-style="none" style:text-overline-color="font-color" style:language-complex="hi" style:country-complex="IN" style:font-name-asian="Noto Sans CJK SC Regular" style:font-name-complex="Arial" style:font-size-asian="12pt" style:font-size-complex="12pt" style:font-style-asian="normal" style:font-style-complex="normal" style:font-relief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11" table:default-cell-style-name="ce4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5" office:value-type="string" calcext:value-type="string">
            <text:p>Faceboo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1" office:value-type="string" calcext:value-type="string">
            <text:p>Module Name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1">
          <table:table-cell table:style-name="ce1" office:value-type="string" calcext:value-type="string">
            <text:p>Created By</text:p>
          </table:table-cell>
          <table:table-cell table:style-name="ce5" office:value-type="string" calcext:value-type="string">
            <text:p>Slobodan Zivic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" office:value-type="string" calcext:value-type="string">
            <text:p>Creation Date</text:p>
          </table:table-cell>
          <table:table-cell table:style-name="ce5" office:value-type="string" calcext:value-type="string">
            <text:p>27.12.2020.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1" office:value-type="string" calcext:value-type="string">
            <text:p>Reviewed By</text:p>
          </table:table-cell>
          <table:table-cell table:style-name="ce6"/>
          <table:table-cell table:style-name="ce9"/>
          <table:table-cell table:number-columns-repeated="1021"/>
        </table:table-row>
        <table:table-row table:style-name="ro4">
          <table:table-cell table:style-name="ce1" office:value-type="string" calcext:value-type="string">
            <text:p>Reviewed Date</text:p>
          </table:table-cell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Test Scenario 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e-conditions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 Status</text:p>
          </table:table-cell>
          <table:table-cell table:style-name="ce2" office:value-type="string" calcext:value-type="string">
            <text:p>Executed By</text:p>
          </table:table-cell>
          <table:table-cell table:style-name="ce2" office:value-type="string" calcext:value-type="string">
            <text:p>Executed Date</text:p>
          </table:table-cell>
          <table:table-cell table:style-name="ce17" office:value-type="string" calcext:value-type="string">
            <text:p>Comments (if any)</text:p>
          </table:table-cell>
          <table:table-cell table:number-columns-repeated="1011"/>
        </table:table-row>
        <table:table-row table:style-name="ro6">
          <table:table-cell table:style-name="ce21" office:value-type="string" calcext:value-type="string">
            <text:p>TS_FB_001</text:p>
          </table:table-cell>
          <table:table-cell table:style-name="ce26" office:value-type="string" calcext:value-type="string">
            <text:p>Create new account on Facebook</text:p>
          </table:table-cell>
          <table:table-cell table:style-name="ce30" office:value-type="string" calcext:value-type="string">
            <text:p>TC_FB_001</text:p>
          </table:table-cell>
          <table:table-cell table:style-name="ce32" office:value-type="string" calcext:value-type="string">
            <text:p><text:span text:style-name="T1">Open </text:span><text:span text:style-name="T1"><text:a xlink:href="http://www.facebook.com/" xlink:type="simple">www.facebook.com</text:a></text:span></text:p>
          </table:table-cell>
          <table:table-cell table:style-name="ce26" office:value-type="string" calcext:value-type="string">
            <text:p>Create new account on Facebook with valid data <text:s text:c="2"/>(valid email and valid password)</text:p>
          </table:table-cell>
          <table:table-cell table:style-name="ce36" office:value-type="string" calcext:value-type="string">
            <text:p><text:span text:style-name="T8">1.Go to </text:span><text:span text:style-name="T9">www.facebook.com</text:span></text:p>
            <text:p><text:span text:style-name="T10">2.Click on “Create New Account ” button</text:span></text:p>
            <text:p><text:span text:style-name="T10">3.You will see Sign up form</text:span></text:p>
            <text:p><text:span text:style-name="T10">4.Enter First Name (required field)</text:span></text:p>
            <text:p><text:span text:style-name="T10">5.Enter Surname (required field)</text:span></text:p>
            <text:p><text:span text:style-name="T10">6.Enter Email address (required field )</text:span></text:p>
            <text:p><text:span text:style-name="T10">7.Re-enter email address (required field)</text:span></text:p>
            <text:p><text:span text:style-name="T10">8.Enter new password (required field)</text:span></text:p>
            <text:p><text:span text:style-name="T10">9.Set date of birth ( Day / Month / Year )</text:span></text:p>
            <text:p><text:span text:style-name="T10">10.Set Gender (required field) </text:span></text:p>
            <text:p><text:span text:style-name="T10">11.Click on Sign up button</text:span></text:p>
            <text:p><text:span text:style-name="T10">12.Enter code from your email</text:span></text:p>
            <text:p><text:span text:style-name="T10">13.Click on Continue button</text:span></text:p>
            <text:p><text:span text:style-name="T10">14.Click on OK button</text:span></text:p>
            <text:p><text:span text:style-name="T10">15.You will see Message account confirmed</text:span></text:p>
            <text:p><text:span text:style-name="T11">(You have successfully confirmed your account with the email </text:span><text:span text:style-name="T12">dominicpeterson77@gmail.com</text:span><text:span text:style-name="T13">. You will use this email address to log in.)</text:span></text:p>
          </table:table-cell>
          <table:table-cell table:style-name="ce37" office:value-type="string" calcext:value-type="string">
            <text:p><text:span text:style-name="T20">E-mail:</text:span><text:span text:style-name="T21"> dominicpeterson77@gmail.com</text:span></text:p>
            <text:p><text:span text:style-name="T20">FirstName: </text:span><text:span text:style-name="T21">Dominic</text:span></text:p>
            <text:p><text:span text:style-name="T20">Surname:</text:span><text:span text:style-name="T21"> Peterson</text:span></text:p>
            <text:p><text:span text:style-name="T20">NewPassword:</text:span><text:span text:style-name="T21"> Pdominic567</text:span></text:p>
            <text:p><text:span text:style-name="T20">DateOfBirth:</text:span><text:span text:style-name="T21"> 06.07.1987.</text:span></text:p>
            <text:p><text:span text:style-name="T20">FBCodeFromYourEmal:</text:span><text:span text:style-name="T21"> FB-66160</text:span></text:p>
          </table:table-cell>
          <table:table-cell table:number-columns-repeated="2" table:style-name="ce26" office:value-type="string" calcext:value-type="string">
            <text:p>New Facebook account is succesfully created</text:p>
          </table:table-cell>
          <table:table-cell table:style-name="ce40" office:value-type="string" calcext:value-type="string">
            <text:p>Pass</text:p>
          </table:table-cell>
          <table:table-cell table:style-name="ce16" office:value-type="string" calcext:value-type="string">
            <text:p>Slobodan Zivic</text:p>
          </table:table-cell>
          <table:table-cell table:style-name="ce42" office:value-type="string" calcext:value-type="string">
            <text:p>27.12.2020.</text:p>
          </table:table-cell>
          <table:table-cell table:style-name="ce18"/>
          <table:table-cell table:number-columns-repeated="1011"/>
        </table:table-row>
        <table:table-row table:style-name="ro7">
          <table:table-cell table:style-name="ce21" office:value-type="string" calcext:value-type="string">
            <text:p>TS_FB_001</text:p>
          </table:table-cell>
          <table:table-cell table:style-name="ce26" office:value-type="string" calcext:value-type="string">
            <text:p>Create new account on Facebook</text:p>
          </table:table-cell>
          <table:table-cell table:style-name="ce30" office:value-type="string" calcext:value-type="string">
            <text:p>TC_FB_002</text:p>
          </table:table-cell>
          <table:table-cell table:style-name="ce26" office:value-type="string" calcext:value-type="string">
            <text:p><text:span text:style-name="T2"> </text:span><text:span text:style-name="T3">Open </text:span><text:span text:style-name="T3"><text:a xlink:href="http://www.facebook.com/" xlink:type="simple">www.facebook.com</text:a></text:span></text:p>
          </table:table-cell>
          <table:table-cell table:style-name="ce26" office:value-type="string" calcext:value-type="string">
            <text:p>Create new account on Facebook with invalid email</text:p>
          </table:table-cell>
          <table:table-cell table:style-name="ce37" office:value-type="string" calcext:value-type="string">
            <text:p><text:span text:style-name="T8">1.Go to </text:span><text:span text:style-name="T9">www.facebook.com</text:span></text:p>
            <text:p><text:span text:style-name="T10">2.Click on “Create New Account ” button</text:span></text:p>
            <text:p><text:span text:style-name="T10">3.You will see Sign up form</text:span></text:p>
            <text:p><text:span text:style-name="T10">4.Enter First Name (required field)</text:span></text:p>
            <text:p><text:span text:style-name="T10">5.Enter Surname (required field)</text:span></text:p>
            <text:p><text:span text:style-name="T10">6.Enter invalid Email address (required field )</text:span></text:p>
            <text:p><text:span text:style-name="T10">7.Re-enter email address (required field)</text:span></text:p>
            <text:p><text:span text:style-name="T10">8.Enter new password (required field)</text:span></text:p>
            <text:p><text:span text:style-name="T10">9.Set date of birth ( Day / Month / Year )</text:span></text:p>
            <text:p><text:span text:style-name="T10">10.Set Gender (required field) </text:span></text:p>
            <text:p><text:span text:style-name="T10">11.Click on Sign up button</text:span></text:p>
            <text:p><text:span text:style-name="T8"/></text:p>
            <text:p/>
          </table:table-cell>
          <table:table-cell table:style-name="ce37" office:value-type="string" calcext:value-type="string">
            <text:p><text:span text:style-name="T20">E-mail:</text:span><text:span text:style-name="T21"> dominicpeterson.gmail.com</text:span></text:p>
            <text:p><text:span text:style-name="T20">FirstName: </text:span><text:span text:style-name="T21">Dominic</text:span></text:p>
            <text:p><text:span text:style-name="T20">Surname:</text:span><text:span text:style-name="T21"> Peterson</text:span></text:p>
            <text:p><text:span text:style-name="T22">NewPassword:</text:span><text:span text:style-name="T23">Pdominic567</text:span></text:p>
            <text:p><text:span text:style-name="T20">DateOfBirth:</text:span><text:span text:style-name="T21"> 06.07.1987.</text:span></text:p>
            <text:p><text:span text:style-name="T24"/></text:p>
          </table:table-cell>
          <table:table-cell table:style-name="ce46" office:value-type="string" calcext:value-type="string">
            <text:p>New Facebook account is not created </text:p>
          </table:table-cell>
          <table:table-cell table:style-name="ce32" office:value-type="string" calcext:value-type="string">
            <text:p>New Facebook account is not created </text:p>
          </table:table-cell>
          <table:table-cell table:style-name="ce40" office:value-type="string" calcext:value-type="string">
            <text:p>Pass</text:p>
          </table:table-cell>
          <table:table-cell table:style-name="ce16" office:value-type="string" calcext:value-type="string">
            <text:p>Slobodan Zivic</text:p>
          </table:table-cell>
          <table:table-cell table:style-name="ce42" office:value-type="string" calcext:value-type="string">
            <text:p>27.12.2020.</text:p>
          </table:table-cell>
          <table:table-cell table:style-name="ce18"/>
          <table:table-cell table:number-columns-repeated="1011"/>
        </table:table-row>
        <table:table-row table:style-name="ro8">
          <table:table-cell table:style-name="ce3" office:value-type="string" calcext:value-type="string">
            <text:p>TS_FB_001</text:p>
          </table:table-cell>
          <table:table-cell table:style-name="ce26" office:value-type="string" calcext:value-type="string">
            <text:p>Create new account on Facebook</text:p>
          </table:table-cell>
          <table:table-cell table:style-name="ce10" office:value-type="string" calcext:value-type="string">
            <text:p>TC_FB_003</text:p>
          </table:table-cell>
          <table:table-cell table:style-name="ce39" office:value-type="string" calcext:value-type="string">
            <text:p><text:span text:style-name="T4">   </text:span><text:span text:style-name="T5">Open </text:span><text:span text:style-name="T5"><text:a xlink:href="http://www.facebook.com/" xlink:type="simple">www.facebook.com</text:a></text:span></text:p>
          </table:table-cell>
          <table:table-cell table:style-name="ce26" office:value-type="string" calcext:value-type="string">
            <text:p>Create new account on Facebook with email and without password</text:p>
          </table:table-cell>
          <table:table-cell table:style-name="ce12" office:value-type="string" calcext:value-type="string">
            <text:p><text:span text:style-name="T14">1.Go to </text:span><text:span text:style-name="T15">www.facebook.com</text:span></text:p>
            <text:p><text:span text:style-name="T16">2.Click on “Create New Account ” button</text:span></text:p>
            <text:p><text:span text:style-name="T16">3.You will see Sign up form</text:span></text:p>
            <text:p><text:span text:style-name="T16">4.Enter First Name (required field)</text:span></text:p>
            <text:p><text:span text:style-name="T16">5.Enter Surname (required field)</text:span></text:p>
            <text:p><text:span text:style-name="T16">6.Enter valid Email address (required field )</text:span></text:p>
            <text:p><text:span text:style-name="T16">7.Re-enter email address (required field)</text:span></text:p>
            <text:p><text:span text:style-name="T16">8.Don’t Enter new password-empty field (required field)</text:span></text:p>
            <text:p><text:span text:style-name="T16">9.Set date of birth ( Day / Month / Year )</text:span></text:p>
            <text:p><text:span text:style-name="T16">10.Set Gender (required field) </text:span></text:p>
            <text:p><text:span text:style-name="T16">11.Click on Sign up button</text:span></text:p>
            <text:p><text:span text:style-name="T17"/></text:p>
            <text:p><text:span text:style-name="T17"/></text:p>
            <text:p><text:span text:style-name="T17"/></text:p>
          </table:table-cell>
          <table:table-cell table:style-name="ce37" office:value-type="string" calcext:value-type="string">
            <text:p><text:span text:style-name="T25">E-mail:</text:span><text:span text:style-name="T26"> dominicpeterson77@.gmail.com</text:span></text:p>
            <text:p><text:span text:style-name="T25">FirstName: </text:span><text:span text:style-name="T26">Dominic</text:span></text:p>
            <text:p><text:span text:style-name="T25">Surname:</text:span><text:span text:style-name="T26"> Peterson</text:span></text:p>
            <text:p><text:span text:style-name="T25">NewPassword:</text:span><text:span text:style-name="T26"> </text:span></text:p>
            <text:p><text:span text:style-name="T25">DateOfBirth:</text:span><text:span text:style-name="T26"> 06.07.1987.</text:span></text:p>
            <text:p><text:span text:style-name="T27"/></text:p>
          </table:table-cell>
          <table:table-cell table:style-name="ce49" office:value-type="string" calcext:value-type="string">
            <text:p>New Facebook account is not created (You must enter password )</text:p>
          </table:table-cell>
          <table:table-cell table:style-name="ce32" office:value-type="string" calcext:value-type="string">
            <text:p>New Facebook account is not created (You must enter password )</text:p>
          </table:table-cell>
          <table:table-cell table:style-name="ce53" office:value-type="string" calcext:value-type="string">
            <text:p>Pass</text:p>
          </table:table-cell>
          <table:table-cell table:style-name="ce16" office:value-type="string" calcext:value-type="string">
            <text:p>Slobodan Zivic</text:p>
          </table:table-cell>
          <table:table-cell table:style-name="ce42" office:value-type="string" calcext:value-type="string">
            <text:p>29.12.2020.</text:p>
          </table:table-cell>
          <table:table-cell table:style-name="ce18"/>
          <table:table-cell table:number-columns-repeated="1011"/>
        </table:table-row>
        <table:table-row table:style-name="ro9">
          <table:table-cell table:style-name="ce3" office:value-type="string" calcext:value-type="string">
            <text:p>TS_FB_001</text:p>
          </table:table-cell>
          <table:table-cell table:style-name="ce26" office:value-type="string" calcext:value-type="string">
            <text:p>Create new account on Facebook</text:p>
          </table:table-cell>
          <table:table-cell table:style-name="ce10" office:value-type="string" calcext:value-type="string">
            <text:p>TC_FB_004</text:p>
          </table:table-cell>
          <table:table-cell table:style-name="ce39" office:value-type="string" calcext:value-type="string">
            <text:p><text:span text:style-name="T6">   </text:span><text:span text:style-name="T7">Open </text:span><text:span text:style-name="T7"><text:a xlink:href="http://www.facebook.com/" xlink:type="simple">www.facebook.com</text:a></text:span></text:p>
          </table:table-cell>
          <table:table-cell table:style-name="ce26" office:value-type="string" calcext:value-type="string">
            <text:p>Create new account on Facebook without email and with password</text:p>
          </table:table-cell>
          <table:table-cell table:style-name="ce12" office:value-type="string" calcext:value-type="string">
            <text:p><text:span text:style-name="T18">1.Go to </text:span><text:span text:style-name="T19">www.facebook.com</text:span></text:p>
            <text:p><text:span text:style-name="T16">2.Click on “Create New Account ” button</text:span></text:p>
            <text:p><text:span text:style-name="T16">3.You will see Sign up form</text:span></text:p>
            <text:p><text:span text:style-name="T16">4.Enter First Name (required field)</text:span></text:p>
            <text:p><text:span text:style-name="T16">5.Enter Surname (required field)</text:span></text:p>
            <text:p><text:span text:style-name="T16">6.Don’t enter Email address – empty field (required field )</text:span></text:p>
            <text:p><text:span text:style-name="T16">7.Don’t re-enter email address (required field)</text:span></text:p>
            <text:p><text:span text:style-name="T16">8.Enter new password (required field)</text:span></text:p>
            <text:p><text:span text:style-name="T16">9.Set date of birth ( Day / Month / Year )</text:span></text:p>
            <text:p><text:span text:style-name="T16">10.Set Gender (required field) </text:span></text:p>
            <text:p><text:span text:style-name="T16">11.Click on Sign up button</text:span></text:p>
          </table:table-cell>
          <table:table-cell table:style-name="ce37" office:value-type="string" calcext:value-type="string">
            <text:p><text:span text:style-name="T25">E-mail:</text:span><text:span text:style-name="T26"> </text:span></text:p>
            <text:p><text:span text:style-name="T25">FirstName: </text:span><text:span text:style-name="T26">Dominic</text:span></text:p>
            <text:p><text:span text:style-name="T25">Surname:</text:span><text:span text:style-name="T26"> Peterson</text:span></text:p>
            <text:p><text:span text:style-name="T25">NewPassword:</text:span><text:span text:style-name="T26"> Pdominic567</text:span></text:p>
            <text:p><text:span text:style-name="T25">DateOfBirth:</text:span><text:span text:style-name="T26"> 06.07.1987.</text:span></text:p>
          </table:table-cell>
          <table:table-cell table:style-name="ce49" office:value-type="string" calcext:value-type="string">
            <text:p>New Facebook account is not created (You must enter email address )</text:p>
          </table:table-cell>
          <table:table-cell table:style-name="ce32" office:value-type="string" calcext:value-type="string">
            <text:p>New Facebook account is not created (You must enter email address )</text:p>
          </table:table-cell>
          <table:table-cell table:style-name="ce53" office:value-type="string" calcext:value-type="string">
            <text:p>Pass</text:p>
          </table:table-cell>
          <table:table-cell table:style-name="ce16" office:value-type="string" calcext:value-type="string">
            <text:p>Slobodan Zivic</text:p>
          </table:table-cell>
          <table:table-cell table:style-name="ce42" office:value-type="string" calcext:value-type="string">
            <text:p>29.12.2020.</text:p>
          </table:table-cell>
          <table:table-cell table:style-name="ce18"/>
          <table:table-cell table:number-columns-repeated="1011"/>
        </table:table-row>
        <table:table-row table:style-name="ro10">
          <table:table-cell table:style-name="ce3" office:value-type="string" calcext:value-type="string">
            <text:p>TS_FB_001</text:p>
          </table:table-cell>
          <table:table-cell table:style-name="ce26" office:value-type="string" calcext:value-type="string">
            <text:p>Create new account on Facebook</text:p>
          </table:table-cell>
          <table:table-cell table:style-name="ce10" office:value-type="string" calcext:value-type="string">
            <text:p>TC_FB_005</text:p>
          </table:table-cell>
          <table:table-cell table:style-name="ce39" office:value-type="string" calcext:value-type="string">
            <text:p><text:span text:style-name="T6">   </text:span><text:span text:style-name="T7">Open </text:span><text:span text:style-name="T7"><text:a xlink:href="http://www.facebook.com/" xlink:type="simple">www.facebook.com</text:a></text:span></text:p>
          </table:table-cell>
          <table:table-cell table:style-name="ce26" office:value-type="string" calcext:value-type="string">
            <text:p>Create new account on Facebook without email and without <text:s/>password</text:p>
          </table:table-cell>
          <table:table-cell table:style-name="ce12" office:value-type="string" calcext:value-type="string">
            <text:p><text:span text:style-name="T18">1.Go to </text:span><text:span text:style-name="T19">www.facebook.com</text:span></text:p>
            <text:p><text:span text:style-name="T16">2.Click on “Create New Account ” button</text:span></text:p>
            <text:p><text:span text:style-name="T16">3.You will see Sign up form</text:span></text:p>
            <text:p><text:span text:style-name="T16">4.Enter First Name (required field)</text:span></text:p>
            <text:p><text:span text:style-name="T16">5.Enter Surname (required field)</text:span></text:p>
            <text:p><text:span text:style-name="T16">6.Don’t enter Email address – empty field (required field )</text:span></text:p>
            <text:p><text:span text:style-name="T16">7.Don’t re-enter email address (required field)</text:span></text:p>
            <text:p><text:span text:style-name="T16">8.Don’t Enter new password – empty field (required field)</text:span></text:p>
            <text:p><text:span text:style-name="T16">9.Set date of birth ( Day / Month / Year )</text:span></text:p>
            <text:p><text:span text:style-name="T16">10.Set Gender (required field) </text:span></text:p>
            <text:p><text:span text:style-name="T16">11.Click on Sign up button</text:span></text:p>
          </table:table-cell>
          <table:table-cell table:style-name="ce37" office:value-type="string" calcext:value-type="string">
            <text:p><text:span text:style-name="T25">E-mail:</text:span><text:span text:style-name="T26"> </text:span></text:p>
            <text:p><text:span text:style-name="T25">FirstName: </text:span><text:span text:style-name="T26">Dominic</text:span></text:p>
            <text:p><text:span text:style-name="T25">Surname:</text:span><text:span text:style-name="T26"> Peterson</text:span></text:p>
            <text:p><text:span text:style-name="T25">NewPassword:</text:span><text:span text:style-name="T26"> </text:span></text:p>
            <text:p><text:span text:style-name="T25">DateOfBirth:</text:span><text:span text:style-name="T26"> 06.07.1987.</text:span></text:p>
          </table:table-cell>
          <table:table-cell table:style-name="ce49" office:value-type="string" calcext:value-type="string">
            <text:p>New Facebook account is not created (You must enter email address and password )</text:p>
          </table:table-cell>
          <table:table-cell table:style-name="ce32" office:value-type="string" calcext:value-type="string">
            <text:p>New Facebook account is not created (You must enter email address and password )</text:p>
          </table:table-cell>
          <table:table-cell table:style-name="ce53" office:value-type="string" calcext:value-type="string">
            <text:p>Pass</text:p>
          </table:table-cell>
          <table:table-cell table:style-name="ce16" office:value-type="string" calcext:value-type="string">
            <text:p>Slobodan Zivic</text:p>
          </table:table-cell>
          <table:table-cell table:style-name="ce42" office:value-type="string" calcext:value-type="string">
            <text:p>29.12.2020.</text:p>
          </table:table-cell>
          <table:table-cell table:style-name="ce18"/>
          <table:table-cell table:number-columns-repeated="1011"/>
        </table:table-row>
        <table:table-row table:style-name="ro11">
          <table:table-cell table:style-name="ce3" office:value-type="string" calcext:value-type="string">
            <text:p>TS_FB_001</text:p>
          </table:table-cell>
          <table:table-cell table:style-name="ce7"/>
          <table:table-cell table:style-name="ce10" office:value-type="string" calcext:value-type="string">
            <text:p>TS_FB_006</text:p>
          </table:table-cell>
          <table:table-cell table:style-name="ce11"/>
          <table:table-cell table:style-name="ce13"/>
          <table:table-cell table:style-name="ce12" table:number-columns-repeated="2"/>
          <table:table-cell table:style-name="ce13" table:number-columns-repeated="3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2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7</text:p>
          </table:table-cell>
          <table:table-cell table:style-name="ce12" office:value-type="string" calcext:value-type="string">
            <text:p><text:s/></text:p>
          </table:table-cell>
          <table:table-cell table:style-name="ce13"/>
          <table:table-cell table:style-name="ce12" table:number-columns-repeated="2"/>
          <table:table-cell table:style-name="ce14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3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8</text:p>
          </table:table-cell>
          <table:table-cell table:style-name="ce12" office:value-type="string" calcext:value-type="string">
            <text:p><text:s text:c="2"/></text:p>
          </table:table-cell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2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9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4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10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5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11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ttar" svg:font-family="AlBattar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22:40:01.831222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00:40:00</meta:creation-date>
    <dc:language>en-US</dc:language>
    <dc:date>2020-12-29T23:10:00.459316989</dc:date>
    <meta:editing-cycles>17</meta:editing-cycles>
    <meta:editing-duration>PT1H7M24S</meta:editing-duration>
    <meta:generator>LibreOffice/6.1.5.2$Linux_X86_64 LibreOffice_project/10$Build-2</meta:generator>
    <meta:document-statistic meta:table-count="1" meta:cell-count="102" meta:object-count="0"/>
  </office:meta>
</office:document-meta>
</file>